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Знакомство <text:span text:style-name="T3">на примерах</text:span></text:h>
      <text:section text:style-name="Sect1" text:name="d0e232">
        <text:p text:style-name="P1">Этот раздел содержит практические примеры, с помощью которых вы можете быстро познакомиться с возможностями <text:span text:style-name="T2">EDT</text:span> без чтения документации. Например, это создание информационной базы, перевод разработки существующего приложения в <text:span text:style-name="T2">EDT</text:span>, редактирование конфигурации и другие примеры.</text:p>
        <text:h text:style-name="P3" text:outline-level="3">Сопутствующая информация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p text:style-name="Text_20_body">‣ <text:a xlink:type="simple" xlink:href="https://its.1c.ru/db/content/edtdoc/src/t000011.html?_=1542292896#t000011" text:style-name="Internet_20_link" text:visited-style-name="Visited_20_Internet_20_Link"><text:span text:style-name="T1">Настройка </text:span></text:a><text:a xlink:type="simple" xlink:href="https://its.1c.ru/db/content/edtdoc/src/t000011.html?_=1542292896#t000011" text:style-name="Internet_20_link" text:visited-style-name="Visited_20_Internet_20_Link"><text:span text:style-name="T4">EDT</text:span></text:a><text:a xlink:type="simple" xlink:href="https://its.1c.ru/db/content/edtdoc/src/t000011.html?_=1542292896#t000011" text:style-name="Internet_20_link" text:visited-style-name="Visited_20_Internet_20_Link"><text:span text:style-name="T1"> для импорта больших конфигураций</text:span></text:a></text:p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4">EDT</text:span></text:a></text:p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263.html?_=1542292896#i263" text:style-name="Internet_20_link" text:visited-style-name="Visited_20_Internet_20_Link"><text:span text:style-name="T1">Создание удаленного репозитория на GitHub и помещение конфигурации в него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08:42.525147233</dc:date>
    <meta:editing-duration>PT1H50M23S</meta:editing-duration>
    <meta:editing-cycles>8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80" meta:character-count="605" meta:non-whitespace-character-count="534"/>
  </office:meta>
</office:document-meta>
</file>